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383b7" officeooo:paragraph-rsid="001383b7" style:font-size-asian="28pt" style:font-size-complex="28pt"/>
    </style:style>
    <style:style style:name="T1" style:family="text">
      <style:text-properties officeooo:rsid="0015b611"/>
    </style:style>
    <style:style style:name="T2" style:family="text">
      <style:text-properties officeooo:rsid="001611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 - plot global evergreen NPP <text:span text:style-name="T2">(mean</text:span> 2005 to 2015<text:span text:style-name="T2">)</text:span> <text:span text:style-name="T1">(id = “anpp”)</text:span></text:p>
      <text:p text:style-name="P1"/>
      <text:p text:style-name="P1">Task 2 - plot the subannual (monthly) cycle of LAI in Frankfurt (or your study site or city) <text:span text:style-name="T1">(id = “mlai”)</text:span></text:p>
      <text:p text:style-name="P1"/>
      <text:p text:style-name="P1">Task 3 - plot of LPJ-GUESS tree biomass (mean 1990-2010) vs Avitabile biomass <text:span text:style-name="T1">(id = “vegC_std”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30:24.178502308</meta:creation-date>
    <dc:date>2019-10-08T17:10:07.652053175</dc:date>
    <meta:editing-duration>PT28M51S</meta:editing-duration>
    <meta:editing-cycles>1</meta:editing-cycles>
    <meta:document-statistic meta:table-count="0" meta:image-count="0" meta:object-count="0" meta:page-count="1" meta:paragraph-count="3" meta:word-count="51" meta:character-count="269" meta:non-whitespace-character-count="221"/>
    <meta:generator>LibreOffice/5.1.6.2$Linux_X86_64 LibreOffice_project/10m0$Build-2</meta:generator>
  </office:meta>
</office:document-meta>
</file>